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draw:marker-start="Arrow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6cm"/>
    </style:style>
    <style:style style:name="gr5" style:family="graphic" style:parent-style-name="standard">
      <style:graphic-properties draw:stroke="none" svg:stroke-color="#000000" draw:fill="none" draw:fill-color="#ffffff" fo:min-height="1.926cm"/>
    </style:style>
    <style:style style:name="gr6" style:family="graphic" style:parent-style-name="standard">
      <style:graphic-properties draw:stroke="none" svg:stroke-color="#000000" draw:fill="none" draw:fill-color="#ffffff" fo:min-height="1.927cm"/>
    </style:style>
    <style:style style:name="gr7" style:family="graphic" style:parent-style-name="standard">
      <style:graphic-properties svg:stroke-width="0.106cm" svg:stroke-color="#ed1c24" draw:marker-start-width="0.359cm" draw:marker-end-width="0.359cm" draw:fill-color="#ed1c24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-color="#ed1c24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1" draw:id="id1">
            <draw:line draw:style-name="gr1" draw:text-style-name="P1" draw:layer="layout" svg:x1="0.3cm" svg:y1="9.494cm" svg:x2="17.806cm" svg:y2="9.494cm">
              <text:p/>
            </draw:line>
            <draw:line draw:style-name="gr2" draw:text-style-name="P1" draw:layer="layout" svg:x1="4.676cm" svg:y1="17.609cm" svg:x2="13.429cm" svg:y2="1.342cm">
              <text:p/>
            </draw:line>
            <draw:line draw:style-name="gr1" draw:text-style-name="P1" draw:layer="layout" svg:x1="13.421cm" svg:y1="17.589cm" svg:x2="4.677cm" svg:y2="1.343cm">
              <text:p/>
            </draw:line>
            <draw:line draw:style-name="gr3" draw:text-style-name="P1" draw:layer="layout" svg:x1="13.657cm" svg:y1="14.647cm" svg:x2="7.229cm" svg:y2="2.699cm">
              <text:p/>
            </draw:line>
            <draw:line draw:style-name="gr3" draw:text-style-name="P1" draw:layer="layout" svg:x1="14.57cm" svg:y1="12.951cm" svg:x2="9.053cm" svg:y2="2.699cm">
              <text:p/>
            </draw:line>
            <draw:line draw:style-name="gr3" draw:text-style-name="P1" draw:layer="layout" svg:x1="15.409cm" svg:y1="11.125cm" svg:x2="10.876cm" svg:y2="2.699cm">
              <text:p/>
            </draw:line>
            <draw:line draw:style-name="gr3" draw:text-style-name="P1" draw:layer="layout" svg:x1="16.391cm" svg:y1="9.56cm" svg:x2="12.7cm" svg:y2="2.699cm">
              <text:p/>
            </draw:line>
            <draw:line draw:style-name="gr3" draw:text-style-name="P1" draw:layer="layout" svg:x1="5.453cm" svg:y1="16.342cm" svg:x2="1.759cm" svg:y2="9.476cm">
              <text:p/>
            </draw:line>
            <draw:line draw:style-name="gr3" draw:text-style-name="P1" draw:layer="layout" svg:x1="7.206cm" svg:y1="16.212cm" svg:x2="2.61cm" svg:y2="7.668cm">
              <text:p/>
            </draw:line>
            <draw:line draw:style-name="gr3" draw:text-style-name="P1" draw:layer="layout" svg:x1="9.1cm" svg:y1="16.343cm" svg:x2="3.557cm" svg:y2="6.038cm">
              <text:p/>
            </draw:line>
            <draw:line draw:style-name="gr3" draw:text-style-name="P1" draw:layer="layout" svg:x1="10.853cm" svg:y1="16.212cm" svg:x2="4.467cm" svg:y2="4.342cm">
              <text:p/>
            </draw:line>
            <draw:line draw:style-name="gr3" draw:text-style-name="P1" draw:layer="layout" svg:x1="7.257cm" svg:y1="16.212cm" svg:x2="13.672cm" svg:y2="4.289cm">
              <text:p/>
            </draw:line>
            <draw:line draw:style-name="gr3" draw:text-style-name="P1" draw:layer="layout" svg:x1="9.01cm" svg:y1="16.343cm" svg:x2="14.523cm" svg:y2="6.097cm">
              <text:p/>
            </draw:line>
            <draw:line draw:style-name="gr3" draw:text-style-name="P1" draw:layer="layout" svg:x1="10.834cm" svg:y1="16.342cm" svg:x2="15.496cm" svg:y2="7.677cm">
              <text:p/>
            </draw:line>
            <draw:line draw:style-name="gr3" draw:text-style-name="P1" draw:layer="layout" svg:x1="12.728cm" svg:y1="16.212cm" svg:x2="16.347cm" svg:y2="9.485cm">
              <text:p/>
            </draw:line>
            <draw:line draw:style-name="gr3" draw:text-style-name="P1" draw:layer="layout" svg:x1="4.453cm" svg:y1="14.646cm" svg:x2="10.908cm" svg:y2="2.646cm">
              <text:p/>
            </draw:line>
            <draw:line draw:style-name="gr3" draw:text-style-name="P1" draw:layer="layout" svg:x1="3.611cm" svg:y1="12.821cm" svg:x2="9.052cm" svg:y2="2.708cm">
              <text:p/>
            </draw:line>
            <draw:line draw:style-name="gr3" draw:text-style-name="P1" draw:layer="layout" svg:x1="2.63cm" svg:y1="11.256cm" svg:x2="7.229cm" svg:y2="2.708cm">
              <text:p/>
            </draw:line>
            <draw:line draw:style-name="gr3" draw:text-style-name="P1" draw:layer="layout" svg:x1="1.72cm" svg:y1="9.56cm" svg:x2="5.406cm" svg:y2="2.708cm">
              <text:p/>
            </draw:line>
            <draw:line draw:style-name="gr3" draw:text-style-name="P1" draw:layer="layout" svg:x1="2.61cm" svg:y1="7.799cm" svg:x2="15.496cm" svg:y2="7.799cm">
              <text:p/>
            </draw:line>
            <draw:line draw:style-name="gr3" draw:text-style-name="P1" draw:layer="layout" svg:x1="3.582cm" svg:y1="6.103cm" svg:x2="14.523cm" svg:y2="6.103cm">
              <text:p/>
            </draw:line>
            <draw:line draw:style-name="gr3" draw:text-style-name="P1" draw:layer="layout" svg:x1="4.555cm" svg:y1="4.407cm" svg:x2="13.672cm" svg:y2="4.407cm">
              <text:p/>
            </draw:line>
            <draw:line draw:style-name="gr3" draw:text-style-name="P1" draw:layer="layout" svg:x1="5.406cm" svg:y1="2.712cm" svg:x2="12.7cm" svg:y2="2.712cm">
              <text:p/>
            </draw:line>
            <draw:line draw:style-name="gr3" draw:text-style-name="P1" draw:layer="layout" svg:x1="3.582cm" svg:y1="12.886cm" svg:x2="14.523cm" svg:y2="12.886cm">
              <text:p/>
            </draw:line>
            <draw:line draw:style-name="gr3" draw:text-style-name="P1" draw:layer="layout" svg:x1="2.61cm" svg:y1="11.19cm" svg:x2="15.374cm" svg:y2="11.19cm">
              <text:p/>
            </draw:line>
            <draw:line draw:style-name="gr3" draw:text-style-name="P1" draw:layer="layout" svg:x1="5.406cm" svg:y1="16.277cm" svg:x2="12.822cm" svg:y2="16.277cm">
              <text:p/>
            </draw:line>
            <draw:line draw:style-name="gr3" draw:text-style-name="P1" draw:layer="layout" svg:x1="4.433cm" svg:y1="14.582cm" svg:x2="13.672cm" svg:y2="14.582cm">
              <text:p/>
            </draw:line>
            <draw:frame draw:style-name="gr4" draw:text-style-name="P3" draw:layer="layout" svg:width="2.314cm" svg:height="1.31cm" svg:x="17.801cm" svg:y="8.901cm">
              <draw:text-box>
                <text:p text:style-name="P2"><text:span text:style-name="T1">R</text:span><text:span text:style-name="T1">E</text:span><text:span text:style-name="T1">D</text:span></text:p>
              </draw:text-box>
            </draw:frame>
            <draw:frame draw:style-name="gr5" draw:text-style-name="P3" draw:layer="layout" svg:width="4.263cm" svg:height="2.176cm" svg:x="3.094cm" svg:y="17.523cm">
              <draw:text-box>
                <text:p text:style-name="P2"><text:span text:style-name="T1">G</text:span><text:span text:style-name="T1">R</text:span><text:span text:style-name="T1">E</text:span><text:span text:style-name="T1">E</text:span><text:span text:style-name="T1">N</text:span></text:p>
              </draw:text-box>
            </draw:frame>
            <draw:frame draw:style-name="gr6" draw:text-style-name="P3" draw:layer="layout" svg:width="4.249cm" svg:height="2.177cm" svg:x="2.853cm" svg:y="0.3cm">
              <draw:text-box>
                <text:p text:style-name="P2"><text:span text:style-name="T1">BLUE</text:span></text:p>
              </draw:text-box>
            </draw:frame>
          </draw:g>
          <draw:custom-shape draw:style-name="gr7" draw:text-style-name="P4" draw:layer="Layer4" svg:width="0.104cm" svg:height="0.104cm" svg:x="11.66cm" svg:y="11.14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8" draw:text-style-name="P1" draw:layer="Layer4" svg:x1="20.115cm" svg:y1="9.999cm" svg:x2="20.115cm" svg:y2="9.999cm" draw:start-shape="id1" draw:end-shape="id1" svg:d="M20115 9999z" svg:viewBox="0 0 1 1">
            <text:p/>
          </draw:connector>
          <draw:frame draw:style-name="gr6" draw:text-style-name="P3" draw:layer="Layer4" svg:width="4.263cm" svg:height="2.177cm" svg:x="3.094cm" svg:y="17.523cm">
            <draw:text-box>
              <text:p text:style-name="P2"><text:span text:style-name="T1">G</text:span><text:span text:style-name="T1">R</text:span><text:span text:style-name="T1">E</text:span><text:span text:style-name="T1">E</text:span><text:span text:style-name="T1">N</text:span></text:p>
            </draw:text-box>
          </draw:frame>
          <draw:custom-shape draw:style-name="gr7" draw:text-style-name="P4" draw:layer="Layer4" svg:width="0.103cm" svg:height="0.104cm" svg:x="11.764cm" svg:y="7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er4" svg:width="0.104cm" svg:height="0.104cm" svg:x="6.265cm" svg:y="11.1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er4" svg:width="0.104cm" svg:height="0.104cm" svg:x="6.266cm" svg:y="7.7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er4" svg:width="0.104cm" svg:height="0.105cm" svg:x="9.014cm" svg:y="6.05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4" draw:layer="Layer4" svg:width="0.103cm" svg:height="0.102cm" svg:x="9.016cm" svg:y="12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er4" svg:width="0.104cm" svg:height="0.105cm" svg:x="9.014cm" svg:y="9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er4" svg:width="0.103cm" svg:height="0.105cm" svg:x="9.016cm" svg:y="9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cm" fo:page-height="1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4T16:56:19.997523995</meta:creation-date>
    <dc:date>2019-09-04T19:31:52.557732929</dc:date>
    <meta:editing-duration>PT1H13M11S</meta:editing-duration>
    <meta:editing-cycles>2</meta:editing-cycles>
    <meta:generator>LibreOffice/6.0.7.3$Linux_X86_64 LibreOffice_project/00m0$Build-3</meta:generator>
    <meta:document-statistic meta:object-count="42"/>
  </office:meta>
</office:document-meta>
</file>